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las" svg:font-family="Conslas"/>
    <style:font-face style:name="Lohit Hindi1" svg:font-family="'Lohit Hindi'"/>
    <style:font-face style:name="OpenSymbol" svg:font-family="OpenSymbo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444444" style:font-name="Arial" fo:font-size="12pt" fo:letter-spacing="normal" fo:font-style="normal" fo:font-weight="normal" officeooo:rsid="001d76d0" officeooo:paragraph-rsid="001d76d0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359c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76d0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359c" officeooo:paragraph-rsid="001d76d0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font-variant="normal" fo:text-transform="none" fo:color="#8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fo:color="#800000" style:font-name="Arial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line-height="100%" fo:text-align="start" style:justify-single-word="false" fo:text-indent="0cm" style:auto-text-indent="false"/>
      <style:text-properties style:font-name="Arial" fo:font-size="12pt" officeooo:paragraph-rsid="001eee9a" style:font-size-asian="12pt" style:font-size-complex="12pt"/>
    </style:style>
    <style:style style:name="P8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fo:color="#800000" style:font-name="Arial" fo:font-size="12pt" officeooo:paragraph-rsid="001eee9a" style:font-size-asian="12pt" style:font-size-complex="12pt"/>
    </style:style>
    <style:style style:name="P9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style:font-name="Arial" fo:font-size="12pt" officeooo:paragraph-rsid="00204937" style:font-size-asian="12pt" style:font-size-complex="12pt"/>
    </style:style>
    <style:style style:name="P10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1eee9a" style:font-size-asian="12pt" style:font-size-complex="12pt"/>
    </style:style>
    <style:style style:name="P11" style:family="paragraph" style:parent-style-name="Text_20_body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04937" style:font-size-asian="12pt" style:font-size-complex="12pt"/>
    </style:style>
    <style:style style:name="P12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/>
      <style:text-properties fo:color="#000000" style:font-name="Arial" fo:font-size="12pt" officeooo:paragraph-rsid="00204937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.265cm" style:contextual-spacing="false" fo:line-height="100%" fo:text-align="start" style:justify-single-word="false" fo:break-before="page"/>
      <style:text-properties style:font-name="Arial" fo:font-size="12pt" officeooo:paragraph-rsid="001eee9a" style:font-size-asian="12pt" style:font-size-complex="12pt"/>
    </style:style>
    <style:style style:name="T1" style:family="text">
      <style:text-properties officeooo:rsid="001d76d0"/>
    </style:style>
    <style:style style:name="T2" style:family="text">
      <style:text-properties officeooo:rsid="001e359c"/>
    </style:style>
    <style:style style:name="T3" style:family="text">
      <style:text-properties fo:color="#000000" officeooo:rsid="001e359c"/>
    </style:style>
    <style:style style:name="T4" style:family="text">
      <style:text-properties officeooo:rsid="001e5681"/>
    </style:style>
    <style:style style:name="T5" style:family="text">
      <style:text-properties fo:font-variant="normal" fo:text-transform="none" fo:color="#444444" fo:letter-spacing="normal" fo:font-style="normal" fo:font-weight="normal"/>
    </style:style>
    <style:style style:name="T6" style:family="text">
      <style:text-properties fo:font-variant="normal" fo:text-transform="none" fo:color="#800000" fo:letter-spacing="normal" fo:font-style="normal" fo:font-weight="normal"/>
    </style:style>
    <style:style style:name="T7" style:family="text">
      <style:text-properties fo:font-variant="normal" fo:text-transform="none" fo:color="#800000" fo:letter-spacing="normal" fo:font-style="normal" fo:font-weight="normal" officeooo:rsid="00204937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eee9a"/>
    </style:style>
    <style:style style:name="T10" style:family="text">
      <style:text-properties fo:font-variant="normal" fo:text-transform="none" fo:letter-spacing="normal" fo:font-style="normal" fo:font-weight="normal" officeooo:rsid="00204937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ek's Den</text:p>
      <text:p text:style-name="P5">5 DEBILITATS</text:p>
      <text:p text:style-name="P2"><text:span text:style-name="T1"><text:tab/>-No tenim una clientela molt extens</text:span><text:span text:style-name="T2">a, </text:span><text:span text:style-name="T4">els clients son especials.</text:span><text:span text:style-name="T1"><text:line-break/><text:tab/>-Condicionats a actualitzar el producte.<text:line-break/><text:tab/>-Manca experiència.<text:line-break/><text:tab/>-Desconeixement sobre la competència.<text:line-break/><text:tab/>-</text:span><text:span text:style-name="T2">No tenir l'impacte a la societat, que la gent no entengui el servei oferit.</text:span></text:p>
      <text:p text:style-name="P5">5 FORTALESES</text:p>
      <text:p text:style-name="P3"><text:tab/><text:span text:style-name="T1">-Coneixement de tots els serveis oferits, tant com la part del “ciber”, com el manga i els altres serveis hi ha un coneixement que no s'aprèn a les formacions que has de anar adquirint. <text:line-break/><text:tab/>-Instal·lacions adequades per desenvolupar els serveis oferits, hi ha lloc per tot i l'espai es abundant.<text:line-break/><text:tab/>-Diversitat de fonts d'ingrés, ho ferim tanta diversitat de serveis que obtenim ganasses de molt de punts.<text:line-break/><text:tab/>-No ens deixam els doblers amb treballadors per que nosaltres podem fer aquella feina.<text:line-break/><text:tab/>-Es apte per tot els </text:span><text:span text:style-name="T2">públics</text:span><text:span text:style-name="T1">, als e</text:span><text:span text:style-name="T2">sdev</text:span><text:span text:style-name="T1">en</text:span><text:span text:style-name="T2">imen</text:span><text:span text:style-name="T1">ts o les diferents parts de</text:span><text:span text:style-name="T2">l local no cal un tracte especific per a cada edat.</text:span></text:p>
      <text:p text:style-name="P4"/>
      <text:p text:style-name="P5">5 OPORTUNITATS</text:p>
      <text:p text:style-name="P5"><text:tab/><text:span text:style-name="T3">-Nou mercat, aquests tipus de local no es veuen casi mai.<text:line-break/><text:tab/>-Productes especials per a clients especials.<text:line-break/><text:tab/>-Possibilitat de fer interaccions amb altres empreses relacionades, per exemple al “ciber” poder contactar amb colca empresa de videojocs per fer colca esdeveniment.<text:line-break/><text:tab/>-Hi ha un feedback amb els clients que ens fa encaminar els serveis al desitjat pels clients.<text:line-break/><text:tab/>-Els esdeveniments organitzats sempre estirà atraguen nova clientela.</text:span></text:p>
      <text:p text:style-name="P5">5 AMENACES</text:p>
      <text:p text:style-name="P3"><text:span text:style-name="T1"><text:tab/>-Risc de productes obsolets<text:line-break/><text:tab/></text:span><text:span text:style-name="T2">-El creixement lent dins el mercat, xerrant de Mallorca.<text:line-break/><text:tab/>-Entrada de nous competidors intentant imitar els nostre tipus de servei.<text:line-break/><text:tab/>-Saturació de mercat, no donem a bast a tot els que ens demandin. <text:line-break/><text:tab/>-No poder realitzar els esdeveniments que programem per diferents motius adversos. </text:span></text:p>
      <text:p text:style-name="P5">QUE POTSER PUGUI TENIR LA IDEA EMPRENEDORA QUE HAS ANAT</text:p>
      <text:p text:style-name="P7"><text:span text:style-name="T6">PENSANT.</text:span></text:p>
      <text:list xml:id="list8245376811950558038" text:style-name="L4">
        <text:list-item>
          <text:p text:style-name="P13"><text:span text:style-name="T6">Una estratègia de reorientació i l'explicau.</text:span></text:p>
        </text:list-item>
      </text:list>
      <text:p text:style-name="P10"><text:span text:style-name="T9">Organitzar esdeveniments per així solucionar la manca d'experiència i acabar amb una de les nostres debilitats.</text:span></text:p>
      <text:list xml:id="list2075865093" text:continue-numbering="true" text:style-name="L4">
        <text:list-item>
          <text:p text:style-name="P8"><text:span text:style-name="T8">Una estratègia de supervivència " <text:s text:c="4"/>"</text:span></text:p>
        </text:list-item>
      </text:list>
      <text:p text:style-name="P10"><text:span text:style-name="T9">Hauriem d'exposar-nos al mercat ja que tenim una clientela reduïda i possibilitat de competidors.</text:span></text:p>
      <text:list xml:id="list1152418340" text:continue-numbering="true" text:style-name="L4">
        <text:list-item>
          <text:p text:style-name="P8"><text:bookmark text:name="yui_3_9_1_3_1415788699765_206"/><text:span text:style-name="T8">Una estratègia ofensiva <text:s text:c="7"/></text:span></text:p>
        </text:list-item>
      </text:list>
      <text:p text:style-name="P10"><text:span text:style-name="T9">Amb el nostre coneixement d'aquest mercat nou aprofitarem al 100% el seu potencial amb patrocinadors i subvencions dels productes relacionats.</text:span></text:p>
      <text:list xml:id="list121130839" text:continue-numbering="true" text:style-name="L4">
        <text:list-item>
          <text:p text:style-name="P9"><text:span text:style-name="T6">Una estratègia defensiva </text:span></text:p>
        </text:list-item>
      </text:list>
      <text:p text:style-name="P11"><text:span text:style-name="T10">Tenim advantatge davant els nsotres competidors ja que tenim una base (coneixements i les instal·lacions) per tant no serien una amenaça.</text:span></text:p>
      <text:list xml:id="list37336345" text:continue-numbering="true" text:style-name="L4">
        <text:list-header>
          <text:p text:style-name="P12"><text:span text:style-name="T8"><text:s text:c="3"/></text:span><text:span text:style-name="T8"><text:s/></text:span></text:p>
        </text:list-header>
      </text:list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las" svg:font-family="Conslas"/>
    <style:font-face style:name="Lohit Hindi1" svg:font-family="'Lohit Hindi'"/>
    <style:font-face style:name="OpenSymbol" svg:font-family="OpenSymbol"/>
    <style:font-face style:name="PT Sans" svg:font-family="'PT San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ansalonic </meta:initial-creator>
    <meta:creation-date>2014-11-05T12:20:34</meta:creation-date>
    <dc:date>2014-11-12T12:01:49</dc:date>
    <dc:creator>ncorralb </dc:creator>
    <meta:editing-duration>PT1M40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2" meta:paragraph-count="20" meta:word-count="367" meta:character-count="2368" meta:non-whitespace-character-count="1985"/>
  </office:meta>
</office:document-meta>
</file>